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Helvetica, Arial, Lucid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bea2"/>
    </style:style>
    <style:style style:name="P2" style:family="paragraph" style:parent-style-name="Standard">
      <style:text-properties officeooo:rsid="001acd77" officeooo:paragraph-rsid="001c057d"/>
    </style:style>
    <style:style style:name="P3" style:family="paragraph" style:parent-style-name="Standard">
      <style:text-properties officeooo:rsid="001d218d" officeooo:paragraph-rsid="001d218d"/>
    </style:style>
    <style:style style:name="P4" style:family="paragraph" style:parent-style-name="Standard">
      <style:text-properties officeooo:rsid="001d218d" officeooo:paragraph-rsid="001dbf5b"/>
    </style:style>
    <style:style style:name="P5" style:family="paragraph" style:parent-style-name="Standard">
      <style:text-properties officeooo:rsid="001ef6ef" officeooo:paragraph-rsid="001f2f5d"/>
    </style:style>
    <style:style style:name="P6" style:family="paragraph" style:parent-style-name="Standard">
      <style:text-properties officeooo:rsid="00208d1b" officeooo:paragraph-rsid="00208d1b"/>
    </style:style>
    <style:style style:name="P7" style:family="paragraph" style:parent-style-name="Standard">
      <style:text-properties officeooo:rsid="0027b74d" officeooo:paragraph-rsid="0027b74d"/>
    </style:style>
    <style:style style:name="P8" style:family="paragraph" style:parent-style-name="Standard">
      <style:text-properties officeooo:rsid="00225d5f" officeooo:paragraph-rsid="00225d5f"/>
    </style:style>
    <style:style style:name="P9" style:family="paragraph" style:parent-style-name="Text_20_body">
      <loext:graphic-properties draw:fill="none" draw:fill-color="#ffffff"/>
      <style:paragraph-properties fo:margin-left="0cm" fo:margin-right="0cm" fo:margin-top="0cm" fo:margin-bottom="0cm" style:contextual-spacing="false" fo:orphans="2" fo:widows="2" fo:text-indent="0cm" style:auto-text-indent="false" fo:background-color="transparent" fo:padding="0cm" fo:border="none"/>
    </style:style>
    <style:style style:name="P10" style:family="paragraph" style:parent-style-name="Text_20_body">
      <style:text-properties officeooo:rsid="00225d5f" officeooo:paragraph-rsid="00225d5f"/>
    </style:style>
    <style:style style:name="T1" style:family="text">
      <style:text-properties officeooo:rsid="0019bea2"/>
    </style:style>
    <style:style style:name="T2" style:family="text">
      <style:text-properties officeooo:rsid="001acd77"/>
    </style:style>
    <style:style style:name="T3" style:family="text">
      <style:text-properties officeooo:rsid="001c057d"/>
    </style:style>
    <style:style style:name="T4" style:family="text">
      <style:text-properties officeooo:rsid="001c280d"/>
    </style:style>
    <style:style style:name="T5" style:family="text">
      <style:text-properties officeooo:rsid="001d218d"/>
    </style:style>
    <style:style style:name="T6" style:family="text">
      <style:text-properties officeooo:rsid="001dbf5b"/>
    </style:style>
    <style:style style:name="T7" style:family="text">
      <style:text-properties officeooo:rsid="001f2f5d"/>
    </style:style>
    <style:style style:name="T8" style:family="text">
      <style:text-properties officeooo:rsid="002200d8"/>
    </style:style>
    <style:style style:name="T9" style:family="text">
      <style:text-properties officeooo:rsid="00225d5f"/>
    </style:style>
    <style:style style:name="T10" style:family="text">
      <style:text-properties officeooo:rsid="00236d2b"/>
    </style:style>
    <style:style style:name="T11" style:family="text">
      <style:text-properties fo:font-variant="normal" fo:text-transform="none" fo:color="#0f2ce1" loext:opacity="100%" style:text-line-through-style="none" style:text-line-through-type="none" style:font-name="Clear sans" fo:font-size="10.5pt" fo:letter-spacing="normal" fo:font-style="normal" style:text-underline-style="none" fo:font-weight="bold" style:text-blinking="false" fo:background-color="transparent" loext:char-shading-value="0" loext:padding="0cm" loext:border="none"/>
    </style:style>
  </office:automatic-styles>
  <office:body>
    <office:text>
      <office:forms form:automatic-focus="false" form:apply-design-mode="false">
        <form:form form:name="learn-press-form-complete-lesson"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ecrivez un manifest namespace.yml qui cree un namespace nommé production et lancez la creation de ce namespace à partir du manifest?</text:p>
      <text:p text:style-name="P1"/>
      <text:p text:style-name="P7">Tous vos prochaines ressources doivent etre creees dans le namespace production</text:p>
      <text:p text:style-name="P1"><text:span text:style-name="T1">2- </text:span>ecrivez un manifest <text:span text:style-name="T2">pod-red.yml pour depl</text:span><text:span text:style-name="T3">o</text:span><text:span text:style-name="T2">yer un pod avec l’image mmumshad/simple-webapp-color en presicant que le color souhaité est le color rouge(red), le pod doit posseder le label « app:web »</text:span></text:p>
      <text:p text:style-name="P1"/>
      <text:p text:style-name="P2">3- <text:span text:style-name="T1"><text:s/></text:span>ecrivez un manifest pod-<text:span text:style-name="T3">blue</text:span>.yml pour depl<text:span text:style-name="T3">o</text:span>yer un pod avec l’image mmumshad/simple-webapp-color en presicant que le color souhaité est le color <text:span text:style-name="T4">bleue</text:span>(<text:span text:style-name="T4">blue</text:span>), le pod doit posseder le label « app:web »</text:p>
      <text:p text:style-name="P2"/>
      <text:p text:style-name="P3">4- Lancez la creation des deux pods</text:p>
      <text:p text:style-name="P3"/>
      <text:p text:style-name="P4">5- <text:span text:style-name="T1"><text:s/></text:span>ecrivez un manifest <text:span text:style-name="T6">service-nodeport-web.yml qui permetra exposer les pods via un service de type node port, le nodeport devra etre le 3008 et les target les ports 8080 de nos pods dont le label est </text:span><text:span text:style-name="T2">« app:web »</text:span></text:p>
      <text:p text:style-name="P4"/>
      <text:p text:style-name="P5">6- <text:span text:style-name="T5">Lancez la creation </text:span><text:span text:style-name="T7">du service et verifiez qu’il trouve les deux pods(champ endpoint en utilisant la commande kubectl describe)</text:span></text:p>
      <text:p text:style-name="P5"/>
      <text:p text:style-name="P6">7- <text:span text:style-name="T8">Verifiez que l’application est bien disponible en ouvrant le port 30008 de votre nœud</text:span></text:p>
      <text:p text:style-name="P6"><text:s/><text:span text:style-name="T8">8- </text:span><text:span text:style-name="T9">Creez un repertoire tp-3 dans kubernetes-trainning (aprés <text:s/>l’avoir recuperer sur votre github) et copiez vos manifest à l’interieur</text:span></text:p>
      <text:p text:style-name="P6"/>
      <text:p text:style-name="P8">9- <text:span text:style-name="T10">Enfin, poussez ce dossier sur github afin de conservez tous vos fichiers</text:span></text:p>
      <text:p text:style-name="P8"/>
      <text:p text:style-name="P8"/>
      <text:p text:style-name="P10"><text:a xlink:type="simple" xlink:href="https://kubernetes.io/docs/tasks/access-application-cluster/ingress-minikube/" text:style-name="Internet_20_link" text:visited-style-name="Visited_20_Internet_20_Link"><text:span text:style-name="T11">https://kubernetes.io/docs/tasks/access-application-cluster/ingress-minikube/</text:span></text:a></text:p>
      <text:p text:style-name="P9"><text:a xlink:type="simple" xlink:href="https://kubernetes.github.io/ingress-nginx/deploy/#provider-specific-steps" text:style-name="Internet_20_link" text:visited-style-name="Visited_20_Internet_20_Link"><text:span text:style-name="T11">https://kubernetes.github.io/ingress-nginx/deploy/#provider-specific-steps</text:span></text:a></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Helvetica, Arial, Lucid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02:25:56.284188276</meta:creation-date>
    <meta:generator>LibreOffice/7.3.7.2$Linux_X86_64 LibreOffice_project/30$Build-2</meta:generator>
    <dc:date>2024-06-27T03:31:43.889075064</dc:date>
    <meta:editing-duration>PT38M31S</meta:editing-duration>
    <meta:editing-cycles>15</meta:editing-cycles>
    <meta:document-statistic meta:table-count="0" meta:image-count="0" meta:object-count="0" meta:page-count="1" meta:paragraph-count="13" meta:word-count="210" meta:character-count="1443" meta:non-whitespace-character-count="1240"/>
  </office:meta>
</office:document-meta>
</file>